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co1" style:family="table-column">
      <style:table-column-properties fo:break-before="auto" style:column-width="0.6598in"/>
    </style:style>
    <style:style style:name="co2" style:family="table-column">
      <style:table-column-properties fo:break-before="auto" style:column-width="0.9083in"/>
    </style:style>
    <style:style style:name="co3" style:family="table-column">
      <style:table-column-properties fo:break-before="auto" style:column-width="0.999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2728in"/>
    </style:style>
    <style:style style:name="ro1" style:family="table-row">
      <style:table-row-properties style:row-height="0.1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font-weight-asian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weight-asian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19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shapes>
          <draw:frame draw:z-index="0" draw:style-name="gr1" svg:width="6.2004in" svg:height="6.0783in" svg:x="8.3445in" svg:y="0.3693in">
            <draw:object draw:notify-on-update-of-ranges="Sheet1.A3:Sheet1.A18 Sheet1.B2:Sheet1.B2 Sheet1.D3:Sheet1.D18 Sheet1.A3:Sheet1.A18 Sheet1.C2:Sheet1.C2 Sheet1.E3:Sheet1.E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5.3961in" svg:height="4.9957in" svg:x="8.476in" svg:y="8.3677in">
            <draw:object draw:notify-on-update-of-ranges="Sheet1.B56:Sheet1.B63 Sheet1.E54:Sheet1.E54 Sheet1.E56:Sheet1.E63 Sheet1.A56:Sheet1.A58 Sheet1.F54:Sheet1.F54 Sheet1.F56:Sheet1.F5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2" table:default-cell-style-name="ce2"/>
        <table:table-column table:style-name="co5" table:default-cell-style-name="ce2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>
            <text:p>From Sony BRC-300 Whitepaper</text:p>
          </table:table-cell>
          <table:table-cell table:style-name="ce3"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>
            <text:p>Degrees</text:p>
          </table:table-cell>
          <table:table-cell table:style-name="ce1" office:value-type="string">
            <text:p>Left rotation</text:p>
          </table:table-cell>
          <table:table-cell table:style-name="ce1" office:value-type="string">
            <text:p>Right rotation</text:p>
          </table:table-cell>
          <table:table-cell table:style-name="ce1" office:value-type="string">
            <text:p>Left (dec)</text:p>
          </table:table-cell>
          <table:table-cell table:style-name="ce1" office:value-type="string">
            <text:p>Right (dec)</text:p>
          </table:table-cell>
          <table:table-cell table:style-name="ce7" office:value-type="string">
            <text:p>Left (recalc)</text:p>
          </table:table-cell>
          <table:table-cell table:style-name="ce7" office:value-type="string">
            <text:p>Right (recalc)</text:p>
          </table:table-cell>
          <table:table-cell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4" office:value-type="float" office:value="823">
            <text:p>823</text:p>
          </table:table-cell>
          <table:table-cell table:style-name="ce4" office:value-type="string">
            <text:p>F7DD</text:p>
          </table:table-cell>
          <table:table-cell table:formula="of:=HEX2DEC([.B3])" office:value-type="float" office:value="2083">
            <text:p>2083</text:p>
          </table:table-cell>
          <table:table-cell table:formula="of:=HEX2DEC([.C3])" office:value-type="float" office:value="63453">
            <text:p>63453</text:p>
          </table:table-cell>
          <table:table-cell table:style-name="ce8" table:formula="of:=[.D3]/208.3" office:value-type="float" office:value="10">
            <text:p>10.00000000000</text:p>
          </table:table-cell>
          <table:table-cell table:style-name="ce8" table:formula="of:=([.E3]-65536)/-208.3" office:value-type="float" office:value="10">
            <text:p>10.00000000000</text:p>
          </table:table-cell>
          <table:table-cell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4" office:value-type="float" office:value="1046">
            <text:p>1046</text:p>
          </table:table-cell>
          <table:table-cell table:style-name="ce4" office:value-type="string">
            <text:p>EFBA</text:p>
          </table:table-cell>
          <table:table-cell table:formula="of:=HEX2DEC([.B4])" office:value-type="float" office:value="4166">
            <text:p>4166</text:p>
          </table:table-cell>
          <table:table-cell table:formula="of:=HEX2DEC([.C4])" office:value-type="float" office:value="61370">
            <text:p>61370</text:p>
          </table:table-cell>
          <table:table-cell table:style-name="ce8" table:formula="of:=[.D4]/208.3" office:value-type="float" office:value="20">
            <text:p>20.00000000000</text:p>
          </table:table-cell>
          <table:table-cell table:style-name="ce8" table:formula="of:=([.E4]-65536)/-208.3" office:value-type="float" office:value="20">
            <text:p>20.00000000000</text:p>
          </table:table-cell>
          <table:table-cell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4" office:value-type="float" office:value="1869">
            <text:p>1869</text:p>
          </table:table-cell>
          <table:table-cell table:style-name="ce4" office:value-type="string">
            <text:p>E797</text:p>
          </table:table-cell>
          <table:table-cell table:formula="of:=HEX2DEC([.B5])" office:value-type="float" office:value="6249">
            <text:p>6249</text:p>
          </table:table-cell>
          <table:table-cell table:formula="of:=HEX2DEC([.C5])" office:value-type="float" office:value="59287">
            <text:p>59287</text:p>
          </table:table-cell>
          <table:table-cell table:style-name="ce8" table:formula="of:=[.D5]/208.3" office:value-type="float" office:value="30">
            <text:p>30.00000000000</text:p>
          </table:table-cell>
          <table:table-cell table:style-name="ce8" table:formula="of:=([.E5]-65536)/-208.3" office:value-type="float" office:value="30">
            <text:p>30.00000000000</text:p>
          </table:table-cell>
          <table:table-cell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4" office:value-type="string">
            <text:p>0208C</text:p>
          </table:table-cell>
          <table:table-cell table:style-name="ce4" office:value-type="string">
            <text:p>DF74</text:p>
          </table:table-cell>
          <table:table-cell table:formula="of:=HEX2DEC([.B6])" office:value-type="float" office:value="8332">
            <text:p>8332</text:p>
          </table:table-cell>
          <table:table-cell table:formula="of:=HEX2DEC([.C6])" office:value-type="float" office:value="57204">
            <text:p>57204</text:p>
          </table:table-cell>
          <table:table-cell table:style-name="ce8" table:formula="of:=[.D6]/208.3" office:value-type="float" office:value="40">
            <text:p>40.00000000000</text:p>
          </table:table-cell>
          <table:table-cell table:style-name="ce8" table:formula="of:=([.E6]-65536)/-208.3" office:value-type="float" office:value="40">
            <text:p>40.00000000000</text:p>
          </table:table-cell>
          <table:table-cell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4" office:value-type="string">
            <text:p>028AF</text:p>
          </table:table-cell>
          <table:table-cell table:style-name="ce4" office:value-type="string">
            <text:p>D751</text:p>
          </table:table-cell>
          <table:table-cell table:formula="of:=HEX2DEC([.B7])" office:value-type="float" office:value="10415">
            <text:p>10415</text:p>
          </table:table-cell>
          <table:table-cell table:formula="of:=HEX2DEC([.C7])" office:value-type="float" office:value="55121">
            <text:p>55121</text:p>
          </table:table-cell>
          <table:table-cell table:style-name="ce8" table:formula="of:=[.D7]/208.3" office:value-type="float" office:value="50">
            <text:p>50.00000000000</text:p>
          </table:table-cell>
          <table:table-cell table:style-name="ce8" table:formula="of:=([.E7]-65536)/-208.3" office:value-type="float" office:value="50">
            <text:p>50.00000000000</text:p>
          </table:table-cell>
          <table:table-cell/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4" office:value-type="string">
            <text:p>030D2</text:p>
          </table:table-cell>
          <table:table-cell table:style-name="ce4" office:value-type="string">
            <text:p>CF2E</text:p>
          </table:table-cell>
          <table:table-cell table:formula="of:=HEX2DEC([.B8])" office:value-type="float" office:value="12498">
            <text:p>12498</text:p>
          </table:table-cell>
          <table:table-cell table:formula="of:=HEX2DEC([.C8])" office:value-type="float" office:value="53038">
            <text:p>53038</text:p>
          </table:table-cell>
          <table:table-cell table:style-name="ce8" table:formula="of:=[.D8]/208.3" office:value-type="float" office:value="60">
            <text:p>60.00000000000</text:p>
          </table:table-cell>
          <table:table-cell table:style-name="ce8" table:formula="of:=([.E8]-65536)/-208.3" office:value-type="float" office:value="60">
            <text:p>60.00000000000</text:p>
          </table:table-cell>
          <table:table-cell/>
        </table:table-row>
        <table:table-row table:style-name="ro1">
          <table:table-cell table:style-name="ce2" office:value-type="float" office:value="70">
            <text:p>70</text:p>
          </table:table-cell>
          <table:table-cell table:style-name="ce4" office:value-type="string">
            <text:p>038F5</text:p>
          </table:table-cell>
          <table:table-cell table:style-name="ce4" office:value-type="string">
            <text:p>C70B</text:p>
          </table:table-cell>
          <table:table-cell table:formula="of:=HEX2DEC([.B9])" office:value-type="float" office:value="14581">
            <text:p>14581</text:p>
          </table:table-cell>
          <table:table-cell table:formula="of:=HEX2DEC([.C9])" office:value-type="float" office:value="50955">
            <text:p>50955</text:p>
          </table:table-cell>
          <table:table-cell table:style-name="ce8" table:formula="of:=[.D9]/208.3" office:value-type="float" office:value="70">
            <text:p>70.00000000000</text:p>
          </table:table-cell>
          <table:table-cell table:style-name="ce8" table:formula="of:=([.E9]-65536)/-208.3" office:value-type="float" office:value="70">
            <text:p>70.00000000000</text:p>
          </table:table-cell>
          <table:table-cell/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4" office:value-type="float" office:value="4118">
            <text:p>4118</text:p>
          </table:table-cell>
          <table:table-cell table:style-name="ce4" office:value-type="string">
            <text:p>BEE8</text:p>
          </table:table-cell>
          <table:table-cell table:formula="of:=HEX2DEC([.B10])" office:value-type="float" office:value="16664">
            <text:p>16664</text:p>
          </table:table-cell>
          <table:table-cell table:formula="of:=HEX2DEC([.C10])" office:value-type="float" office:value="48872">
            <text:p>48872</text:p>
          </table:table-cell>
          <table:table-cell table:style-name="ce8" table:formula="of:=[.D10]/208.3" office:value-type="float" office:value="80">
            <text:p>80.00000000000</text:p>
          </table:table-cell>
          <table:table-cell table:style-name="ce8" table:formula="of:=([.E10]-65536)/-208.3" office:value-type="float" office:value="80">
            <text:p>80.00000000000</text:p>
          </table:table-cell>
          <table:table-cell/>
        </table:table-row>
        <table:table-row table:style-name="ro1">
          <table:table-cell table:style-name="ce2" office:value-type="float" office:value="90">
            <text:p>90</text:p>
          </table:table-cell>
          <table:table-cell table:style-name="ce4" office:value-type="string">
            <text:p>0493B</text:p>
          </table:table-cell>
          <table:table-cell table:style-name="ce4" office:value-type="string">
            <text:p>B6C5</text:p>
          </table:table-cell>
          <table:table-cell table:formula="of:=HEX2DEC([.B11])" office:value-type="float" office:value="18747">
            <text:p>18747</text:p>
          </table:table-cell>
          <table:table-cell table:formula="of:=HEX2DEC([.C11])" office:value-type="float" office:value="46789">
            <text:p>46789</text:p>
          </table:table-cell>
          <table:table-cell table:style-name="ce8" table:formula="of:=[.D11]/208.3" office:value-type="float" office:value="90">
            <text:p>90.00000000000</text:p>
          </table:table-cell>
          <table:table-cell table:style-name="ce8" table:formula="of:=([.E11]-65536)/-208.3" office:value-type="float" office:value="90">
            <text:p>90.00000000000</text:p>
          </table:table-cell>
          <table:table-cell/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4" office:value-type="string">
            <text:p>0515E</text:p>
          </table:table-cell>
          <table:table-cell table:style-name="ce4" office:value-type="string">
            <text:p>AEA2</text:p>
          </table:table-cell>
          <table:table-cell table:formula="of:=HEX2DEC([.B12])" office:value-type="float" office:value="20830">
            <text:p>20830</text:p>
          </table:table-cell>
          <table:table-cell table:formula="of:=HEX2DEC([.C12])" office:value-type="float" office:value="44706">
            <text:p>44706</text:p>
          </table:table-cell>
          <table:table-cell table:style-name="ce8" table:formula="of:=[.D12]/208.3" office:value-type="float" office:value="100">
            <text:p>100.00000000000</text:p>
          </table:table-cell>
          <table:table-cell table:style-name="ce8" table:formula="of:=([.E12]-65536)/-208.3" office:value-type="float" office:value="100">
            <text:p>100.00000000000</text:p>
          </table:table-cell>
          <table:table-cell/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4" office:value-type="float" office:value="5981">
            <text:p>5981</text:p>
          </table:table-cell>
          <table:table-cell table:style-name="ce4" office:value-type="string">
            <text:p>A67F</text:p>
          </table:table-cell>
          <table:table-cell table:formula="of:=HEX2DEC([.B13])" office:value-type="float" office:value="22913">
            <text:p>22913</text:p>
          </table:table-cell>
          <table:table-cell table:formula="of:=HEX2DEC([.C13])" office:value-type="float" office:value="42623">
            <text:p>42623</text:p>
          </table:table-cell>
          <table:table-cell table:style-name="ce8" table:formula="of:=[.D13]/208.3" office:value-type="float" office:value="110">
            <text:p>110.00000000000</text:p>
          </table:table-cell>
          <table:table-cell table:style-name="ce8" table:formula="of:=([.E13]-65536)/-208.3" office:value-type="float" office:value="110">
            <text:p>110.00000000000</text:p>
          </table:table-cell>
          <table:table-cell/>
        </table:table-row>
        <table:table-row table:style-name="ro1">
          <table:table-cell table:style-name="ce2" office:value-type="float" office:value="120">
            <text:p>120</text:p>
          </table:table-cell>
          <table:table-cell table:style-name="ce4" office:value-type="string">
            <text:p>061A4</text:p>
          </table:table-cell>
          <table:table-cell table:style-name="ce4" office:value-type="string">
            <text:p>9E5C</text:p>
          </table:table-cell>
          <table:table-cell table:formula="of:=HEX2DEC([.B14])" office:value-type="float" office:value="24996">
            <text:p>24996</text:p>
          </table:table-cell>
          <table:table-cell table:formula="of:=HEX2DEC([.C14])" office:value-type="float" office:value="40540">
            <text:p>40540</text:p>
          </table:table-cell>
          <table:table-cell table:style-name="ce8" table:formula="of:=[.D14]/208.3" office:value-type="float" office:value="120">
            <text:p>120.00000000000</text:p>
          </table:table-cell>
          <table:table-cell table:style-name="ce8" table:formula="of:=([.E14]-65536)/-208.3" office:value-type="float" office:value="120">
            <text:p>120.00000000000</text:p>
          </table:table-cell>
          <table:table-cell/>
        </table:table-row>
        <table:table-row table:style-name="ro1">
          <table:table-cell table:style-name="ce2" office:value-type="float" office:value="130">
            <text:p>130</text:p>
          </table:table-cell>
          <table:table-cell table:style-name="ce4" office:value-type="string">
            <text:p>069C7</text:p>
          </table:table-cell>
          <table:table-cell table:style-name="ce4" office:value-type="float" office:value="9639">
            <text:p>9639</text:p>
          </table:table-cell>
          <table:table-cell table:formula="of:=HEX2DEC([.B15])" office:value-type="float" office:value="27079">
            <text:p>27079</text:p>
          </table:table-cell>
          <table:table-cell table:formula="of:=HEX2DEC([.C15])" office:value-type="float" office:value="38457">
            <text:p>38457</text:p>
          </table:table-cell>
          <table:table-cell table:style-name="ce8" table:formula="of:=[.D15]/208.3" office:value-type="float" office:value="130">
            <text:p>130.00000000000</text:p>
          </table:table-cell>
          <table:table-cell table:style-name="ce8" table:formula="of:=([.E15]-65536)/-208.3" office:value-type="float" office:value="130">
            <text:p>130.00000000000</text:p>
          </table:table-cell>
          <table:table-cell/>
        </table:table-row>
        <table:table-row table:style-name="ro1">
          <table:table-cell table:style-name="ce2" office:value-type="float" office:value="140">
            <text:p>140</text:p>
          </table:table-cell>
          <table:table-cell table:style-name="ce5" office:value-type="string">
            <text:p>071EA</text:p>
          </table:table-cell>
          <table:table-cell table:style-name="ce5" office:value-type="string">
            <text:p>8E16</text:p>
          </table:table-cell>
          <table:table-cell table:formula="of:=HEX2DEC([.B16])" office:value-type="float" office:value="29162">
            <text:p>29162</text:p>
          </table:table-cell>
          <table:table-cell table:formula="of:=HEX2DEC([.C16])" office:value-type="float" office:value="36374">
            <text:p>36374</text:p>
          </table:table-cell>
          <table:table-cell table:style-name="ce8" table:formula="of:=[.D16]/208.3" office:value-type="float" office:value="140">
            <text:p>140.00000000000</text:p>
          </table:table-cell>
          <table:table-cell table:style-name="ce8" table:formula="of:=([.E16]-65536)/-208.3" office:value-type="float" office:value="140">
            <text:p>140.00000000000</text:p>
          </table:table-cell>
          <table:table-cell/>
        </table:table-row>
        <table:table-row table:style-name="ro1">
          <table:table-cell table:style-name="ce2" office:value-type="float" office:value="150">
            <text:p>150</text:p>
          </table:table-cell>
          <table:table-cell table:style-name="ce4" office:value-type="string">
            <text:p>07A0D</text:p>
          </table:table-cell>
          <table:table-cell table:style-name="ce4" office:value-type="string">
            <text:p>85F3</text:p>
          </table:table-cell>
          <table:table-cell table:formula="of:=HEX2DEC([.B17])" office:value-type="float" office:value="31245">
            <text:p>31245</text:p>
          </table:table-cell>
          <table:table-cell table:formula="of:=HEX2DEC([.C17])" office:value-type="float" office:value="34291">
            <text:p>34291</text:p>
          </table:table-cell>
          <table:table-cell table:style-name="ce8" table:formula="of:=[.D17]/208.3" office:value-type="float" office:value="150">
            <text:p>150.00000000000</text:p>
          </table:table-cell>
          <table:table-cell table:style-name="ce8" table:formula="of:=([.E17]-65536)/-208.3" office:value-type="float" office:value="150">
            <text:p>150.00000000000</text:p>
          </table:table-cell>
          <table:table-cell/>
        </table:table-row>
        <table:table-row table:style-name="ro1">
          <table:table-cell table:style-name="ce2" office:value-type="float" office:value="160">
            <text:p>160</text:p>
          </table:table-cell>
          <table:table-cell table:style-name="ce4" office:value-type="float" office:value="8230">
            <text:p>8230</text:p>
          </table:table-cell>
          <table:table-cell table:style-name="ce4" office:value-type="string">
            <text:p>7DD0</text:p>
          </table:table-cell>
          <table:table-cell table:formula="of:=HEX2DEC([.B18])" office:value-type="float" office:value="33328">
            <text:p>33328</text:p>
          </table:table-cell>
          <table:table-cell table:formula="of:=HEX2DEC([.C18])" office:value-type="float" office:value="32208">
            <text:p>32208</text:p>
          </table:table-cell>
          <table:table-cell table:style-name="ce8" table:formula="of:=[.D18]/208.3" office:value-type="float" office:value="160">
            <text:p>160.00000000000</text:p>
          </table:table-cell>
          <table:table-cell table:style-name="ce8" table:formula="of:=([.E18]-65536)/-208.3" office:value-type="float" office:value="160">
            <text:p>160.00000000000</text:p>
          </table:table-cell>
          <table:table-cell/>
        </table:table-row>
        <table:table-row table:style-name="ro1">
          <table:table-cell table:style-name="ce2" office:value-type="float" office:value="170">
            <text:p>170</text:p>
          </table:table-cell>
          <table:table-cell table:style-name="ce4" office:value-type="string">
            <text:p>08A58</text:p>
          </table:table-cell>
          <table:table-cell table:style-name="ce4" office:value-type="string">
            <text:p>75A8</text:p>
          </table:table-cell>
          <table:table-cell table:formula="of:=HEX2DEC([.B19])" office:value-type="float" office:value="35416">
            <text:p>35416</text:p>
          </table:table-cell>
          <table:table-cell table:formula="of:=HEX2DEC([.C19])" office:value-type="float" office:value="30120">
            <text:p>30120</text:p>
          </table:table-cell>
          <table:table-cell table:style-name="ce8" table:formula="of:=[.D19]/208.3" office:value-type="float" office:value="170.024003840615">
            <text:p>170.02400384062</text:p>
          </table:table-cell>
          <table:table-cell table:style-name="ce8" table:formula="of:=([.E19]-65536)/-208.3" office:value-type="float" office:value="170.024003840615">
            <text:p>170.02400384062</text:p>
          </table:table-cell>
          <table:table-cell/>
        </table:table-row>
        <table:table-row table:style-name="ro1" table:number-rows-repeated="10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6" office:value-type="string">
            <text:p>Converting backwards</text:p>
          </table:table-cell>
          <table:table-cell table:style-name="ce6" table:number-columns-repeated="4"/>
          <table:table-cell table:number-columns-repeated="2"/>
        </table:table-row>
        <table:table-row table:style-name="ro1">
          <table:table-cell/>
          <table:table-cell table:style-name="ce7" office:value-type="string">
            <text:p>pan</text:p>
          </table:table-cell>
          <table:table-cell table:style-name="ce7" office:value-type="string">
            <text:p>decimal L</text:p>
          </table:table-cell>
          <table:table-cell table:style-name="ce7" office:value-type="string">
            <text:p>decimal R</text:p>
          </table:table-cell>
          <table:table-cell table:style-name="ce7" office:value-type="string">
            <text:p>hex L</text:p>
          </table:table-cell>
          <table:table-cell table:style-name="ce7" office:value-type="string">
            <text:p>hex R</text:p>
          </table:table-cell>
          <table:table-cell table:style-name="ce7" office:value-type="string">
            <text:p>Err L</text:p>
          </table:table-cell>
          <table:table-cell table:style-name="ce7" office:value-type="string">
            <text:p>Err R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2" table:formula="of:=208.3*[.$B32]" office:value-type="float" office:value="2083">
            <text:p>2083</text:p>
          </table:table-cell>
          <table:table-cell table:formula="of:=-208.3*[.$B32]+65536" office:value-type="float" office:value="63453">
            <text:p>63453</text:p>
          </table:table-cell>
          <table:table-cell table:formula="of:=DEC2HEX([.C32])" office:value-type="string" office:string-value="823">
            <text:p>823</text:p>
          </table:table-cell>
          <table:table-cell table:formula="of:=DEC2HEX([.D32])" office:value-type="string" office:string-value="F7DD">
            <text:p>F7DD</text:p>
          </table:table-cell>
          <table:table-cell table:formula="of:=[.C32]-[.D3]" office:value-type="float" office:value="0">
            <text:p>0</text:p>
          </table:table-cell>
          <table:table-cell table:formula="of:=[.D32]-[.E3]" office:value-type="float" office:value="0">
            <text:p>0</text:p>
          </table:table-cell>
        </table:table-row>
        <table:table-row table:style-name="ro1">
          <table:table-cell/>
          <table:table-cell table:formula="of:=[.B32]+10" office:value-type="float" office:value="20">
            <text:p>20</text:p>
          </table:table-cell>
          <table:table-cell table:style-name="ce2" table:formula="of:=208.3*[.$B33]" office:value-type="float" office:value="4166">
            <text:p>4166</text:p>
          </table:table-cell>
          <table:table-cell table:formula="of:=-208.3*[.$B33]+65536" office:value-type="float" office:value="61370">
            <text:p>61370</text:p>
          </table:table-cell>
          <table:table-cell table:formula="of:=DEC2HEX([.C33])" office:value-type="string" office:string-value="1046">
            <text:p>1046</text:p>
          </table:table-cell>
          <table:table-cell table:formula="of:=DEC2HEX([.D33])" office:value-type="string" office:string-value="EFBA">
            <text:p>EFBA</text:p>
          </table:table-cell>
          <table:table-cell table:formula="of:=[.C33]-[.D4]" office:value-type="float" office:value="0">
            <text:p>0</text:p>
          </table:table-cell>
          <table:table-cell table:formula="of:=[.D33]-[.E4]" office:value-type="float" office:value="0">
            <text:p>0</text:p>
          </table:table-cell>
        </table:table-row>
        <table:table-row table:style-name="ro1">
          <table:table-cell/>
          <table:table-cell table:formula="of:=[.B33]+10" office:value-type="float" office:value="30">
            <text:p>30</text:p>
          </table:table-cell>
          <table:table-cell table:style-name="ce2" table:formula="of:=208.3*[.$B34]" office:value-type="float" office:value="6249">
            <text:p>6249</text:p>
          </table:table-cell>
          <table:table-cell table:formula="of:=-208.3*[.$B34]+65536" office:value-type="float" office:value="59287">
            <text:p>59287</text:p>
          </table:table-cell>
          <table:table-cell table:formula="of:=DEC2HEX([.C34])" office:value-type="string" office:string-value="1869">
            <text:p>1869</text:p>
          </table:table-cell>
          <table:table-cell table:formula="of:=DEC2HEX([.D34])" office:value-type="string" office:string-value="E797">
            <text:p>E797</text:p>
          </table:table-cell>
          <table:table-cell table:formula="of:=[.C34]-[.D5]" office:value-type="float" office:value="0">
            <text:p>0</text:p>
          </table:table-cell>
          <table:table-cell table:formula="of:=[.D34]-[.E5]" office:value-type="float" office:value="0">
            <text:p>0</text:p>
          </table:table-cell>
        </table:table-row>
        <table:table-row table:style-name="ro1">
          <table:table-cell/>
          <table:table-cell table:formula="of:=[.B34]+10" office:value-type="float" office:value="40">
            <text:p>40</text:p>
          </table:table-cell>
          <table:table-cell table:style-name="ce2" table:formula="of:=208.3*[.$B35]" office:value-type="float" office:value="8332">
            <text:p>8332</text:p>
          </table:table-cell>
          <table:table-cell table:formula="of:=-208.3*[.$B35]+65536" office:value-type="float" office:value="57204">
            <text:p>57204</text:p>
          </table:table-cell>
          <table:table-cell table:formula="of:=DEC2HEX([.C35])" office:value-type="string" office:string-value="208C">
            <text:p>208C</text:p>
          </table:table-cell>
          <table:table-cell table:formula="of:=DEC2HEX([.D35])" office:value-type="string" office:string-value="DF74">
            <text:p>DF74</text:p>
          </table:table-cell>
          <table:table-cell table:formula="of:=[.C35]-[.D6]" office:value-type="float" office:value="0">
            <text:p>0</text:p>
          </table:table-cell>
          <table:table-cell table:formula="of:=[.D35]-[.E6]" office:value-type="float" office:value="0">
            <text:p>0</text:p>
          </table:table-cell>
        </table:table-row>
        <table:table-row table:style-name="ro1">
          <table:table-cell/>
          <table:table-cell table:formula="of:=[.B35]+10" office:value-type="float" office:value="50">
            <text:p>50</text:p>
          </table:table-cell>
          <table:table-cell table:style-name="ce2" table:formula="of:=208.3*[.$B36]" office:value-type="float" office:value="10415">
            <text:p>10415</text:p>
          </table:table-cell>
          <table:table-cell table:formula="of:=-208.3*[.$B36]+65536" office:value-type="float" office:value="55121">
            <text:p>55121</text:p>
          </table:table-cell>
          <table:table-cell table:formula="of:=DEC2HEX([.C36])" office:value-type="string" office:string-value="28AF">
            <text:p>28AF</text:p>
          </table:table-cell>
          <table:table-cell table:formula="of:=DEC2HEX([.D36])" office:value-type="string" office:string-value="D751">
            <text:p>D751</text:p>
          </table:table-cell>
          <table:table-cell table:formula="of:=[.C36]-[.D7]" office:value-type="float" office:value="0">
            <text:p>0</text:p>
          </table:table-cell>
          <table:table-cell table:formula="of:=[.D36]-[.E7]" office:value-type="float" office:value="0">
            <text:p>0</text:p>
          </table:table-cell>
        </table:table-row>
        <table:table-row table:style-name="ro1">
          <table:table-cell/>
          <table:table-cell table:formula="of:=[.B36]+10" office:value-type="float" office:value="60">
            <text:p>60</text:p>
          </table:table-cell>
          <table:table-cell table:style-name="ce2" table:formula="of:=208.3*[.$B37]" office:value-type="float" office:value="12498">
            <text:p>12498</text:p>
          </table:table-cell>
          <table:table-cell table:formula="of:=-208.3*[.$B37]+65536" office:value-type="float" office:value="53038">
            <text:p>53038</text:p>
          </table:table-cell>
          <table:table-cell table:formula="of:=DEC2HEX([.C37])" office:value-type="string" office:string-value="30D2">
            <text:p>30D2</text:p>
          </table:table-cell>
          <table:table-cell table:formula="of:=DEC2HEX([.D37])" office:value-type="string" office:string-value="CF2E">
            <text:p>CF2E</text:p>
          </table:table-cell>
          <table:table-cell table:formula="of:=[.C37]-[.D8]" office:value-type="float" office:value="0">
            <text:p>0</text:p>
          </table:table-cell>
          <table:table-cell table:formula="of:=[.D37]-[.E8]" office:value-type="float" office:value="0">
            <text:p>0</text:p>
          </table:table-cell>
        </table:table-row>
        <table:table-row table:style-name="ro1">
          <table:table-cell/>
          <table:table-cell table:formula="of:=[.B37]+10" office:value-type="float" office:value="70">
            <text:p>70</text:p>
          </table:table-cell>
          <table:table-cell table:style-name="ce2" table:formula="of:=208.3*[.$B38]" office:value-type="float" office:value="14581">
            <text:p>14581</text:p>
          </table:table-cell>
          <table:table-cell table:formula="of:=-208.3*[.$B38]+65536" office:value-type="float" office:value="50955">
            <text:p>50955</text:p>
          </table:table-cell>
          <table:table-cell table:formula="of:=DEC2HEX([.C38])" office:value-type="string" office:string-value="38F5">
            <text:p>38F5</text:p>
          </table:table-cell>
          <table:table-cell table:formula="of:=DEC2HEX([.D38])" office:value-type="string" office:string-value="C70B">
            <text:p>C70B</text:p>
          </table:table-cell>
          <table:table-cell table:formula="of:=[.C38]-[.D9]" office:value-type="float" office:value="0">
            <text:p>0</text:p>
          </table:table-cell>
          <table:table-cell table:formula="of:=[.D38]-[.E9]" office:value-type="float" office:value="0">
            <text:p>0</text:p>
          </table:table-cell>
        </table:table-row>
        <table:table-row table:style-name="ro1">
          <table:table-cell/>
          <table:table-cell table:formula="of:=[.B38]+10" office:value-type="float" office:value="80">
            <text:p>80</text:p>
          </table:table-cell>
          <table:table-cell table:style-name="ce2" table:formula="of:=208.3*[.$B39]" office:value-type="float" office:value="16664">
            <text:p>16664</text:p>
          </table:table-cell>
          <table:table-cell table:formula="of:=-208.3*[.$B39]+65536" office:value-type="float" office:value="48872">
            <text:p>48872</text:p>
          </table:table-cell>
          <table:table-cell table:formula="of:=DEC2HEX([.C39])" office:value-type="string" office:string-value="4118">
            <text:p>4118</text:p>
          </table:table-cell>
          <table:table-cell table:formula="of:=DEC2HEX([.D39])" office:value-type="string" office:string-value="BEE8">
            <text:p>BEE8</text:p>
          </table:table-cell>
          <table:table-cell table:formula="of:=[.C39]-[.D10]" office:value-type="float" office:value="0">
            <text:p>0</text:p>
          </table:table-cell>
          <table:table-cell table:formula="of:=[.D39]-[.E10]" office:value-type="float" office:value="0">
            <text:p>0</text:p>
          </table:table-cell>
        </table:table-row>
        <table:table-row table:style-name="ro1">
          <table:table-cell/>
          <table:table-cell table:formula="of:=[.B39]+10" office:value-type="float" office:value="90">
            <text:p>90</text:p>
          </table:table-cell>
          <table:table-cell table:style-name="ce2" table:formula="of:=208.3*[.$B40]" office:value-type="float" office:value="18747">
            <text:p>18747</text:p>
          </table:table-cell>
          <table:table-cell table:formula="of:=-208.3*[.$B40]+65536" office:value-type="float" office:value="46789">
            <text:p>46789</text:p>
          </table:table-cell>
          <table:table-cell table:formula="of:=DEC2HEX([.C40])" office:value-type="string" office:string-value="493B">
            <text:p>493B</text:p>
          </table:table-cell>
          <table:table-cell table:formula="of:=DEC2HEX([.D40])" office:value-type="string" office:string-value="B6C5">
            <text:p>B6C5</text:p>
          </table:table-cell>
          <table:table-cell table:formula="of:=[.C40]-[.D11]" office:value-type="float" office:value="0">
            <text:p>0</text:p>
          </table:table-cell>
          <table:table-cell table:formula="of:=[.D40]-[.E11]" office:value-type="float" office:value="0">
            <text:p>0</text:p>
          </table:table-cell>
        </table:table-row>
        <table:table-row table:style-name="ro1">
          <table:table-cell/>
          <table:table-cell table:formula="of:=[.B40]+10" office:value-type="float" office:value="100">
            <text:p>100</text:p>
          </table:table-cell>
          <table:table-cell table:style-name="ce2" table:formula="of:=208.3*[.$B41]" office:value-type="float" office:value="20830">
            <text:p>20830</text:p>
          </table:table-cell>
          <table:table-cell table:formula="of:=-208.3*[.$B41]+65536" office:value-type="float" office:value="44706">
            <text:p>44706</text:p>
          </table:table-cell>
          <table:table-cell table:formula="of:=DEC2HEX([.C41])" office:value-type="string" office:string-value="515E">
            <text:p>515E</text:p>
          </table:table-cell>
          <table:table-cell table:formula="of:=DEC2HEX([.D41])" office:value-type="string" office:string-value="AEA2">
            <text:p>AEA2</text:p>
          </table:table-cell>
          <table:table-cell table:formula="of:=[.C41]-[.D12]" office:value-type="float" office:value="0">
            <text:p>0</text:p>
          </table:table-cell>
          <table:table-cell table:formula="of:=[.D41]-[.E12]" office:value-type="float" office:value="0">
            <text:p>0</text:p>
          </table:table-cell>
        </table:table-row>
        <table:table-row table:style-name="ro1">
          <table:table-cell/>
          <table:table-cell table:formula="of:=[.B41]+10" office:value-type="float" office:value="110">
            <text:p>110</text:p>
          </table:table-cell>
          <table:table-cell table:style-name="ce2" table:formula="of:=208.3*[.$B42]" office:value-type="float" office:value="22913">
            <text:p>22913</text:p>
          </table:table-cell>
          <table:table-cell table:formula="of:=-208.3*[.$B42]+65536" office:value-type="float" office:value="42623">
            <text:p>42623</text:p>
          </table:table-cell>
          <table:table-cell table:formula="of:=DEC2HEX([.C42])" office:value-type="string" office:string-value="5981">
            <text:p>5981</text:p>
          </table:table-cell>
          <table:table-cell table:formula="of:=DEC2HEX([.D42])" office:value-type="string" office:string-value="A67F">
            <text:p>A67F</text:p>
          </table:table-cell>
          <table:table-cell table:formula="of:=[.C42]-[.D13]" office:value-type="float" office:value="0">
            <text:p>0</text:p>
          </table:table-cell>
          <table:table-cell table:formula="of:=[.D42]-[.E13]" office:value-type="float" office:value="0">
            <text:p>0</text:p>
          </table:table-cell>
        </table:table-row>
        <table:table-row table:style-name="ro1">
          <table:table-cell/>
          <table:table-cell table:formula="of:=[.B42]+10" office:value-type="float" office:value="120">
            <text:p>120</text:p>
          </table:table-cell>
          <table:table-cell table:style-name="ce2" table:formula="of:=208.3*[.$B43]" office:value-type="float" office:value="24996">
            <text:p>24996</text:p>
          </table:table-cell>
          <table:table-cell table:formula="of:=-208.3*[.$B43]+65536" office:value-type="float" office:value="40540">
            <text:p>40540</text:p>
          </table:table-cell>
          <table:table-cell table:formula="of:=DEC2HEX([.C43])" office:value-type="string" office:string-value="61A4">
            <text:p>61A4</text:p>
          </table:table-cell>
          <table:table-cell table:formula="of:=DEC2HEX([.D43])" office:value-type="string" office:string-value="9E5C">
            <text:p>9E5C</text:p>
          </table:table-cell>
          <table:table-cell table:formula="of:=[.C43]-[.D14]" office:value-type="float" office:value="0">
            <text:p>0</text:p>
          </table:table-cell>
          <table:table-cell table:formula="of:=[.D43]-[.E14]" office:value-type="float" office:value="0">
            <text:p>0</text:p>
          </table:table-cell>
        </table:table-row>
        <table:table-row table:style-name="ro1">
          <table:table-cell/>
          <table:table-cell table:formula="of:=[.B43]+10" office:value-type="float" office:value="130">
            <text:p>130</text:p>
          </table:table-cell>
          <table:table-cell table:style-name="ce2" table:formula="of:=208.3*[.$B44]" office:value-type="float" office:value="27079">
            <text:p>27079</text:p>
          </table:table-cell>
          <table:table-cell table:formula="of:=-208.3*[.$B44]+65536" office:value-type="float" office:value="38457">
            <text:p>38457</text:p>
          </table:table-cell>
          <table:table-cell table:formula="of:=DEC2HEX([.C44])" office:value-type="string" office:string-value="69C7">
            <text:p>69C7</text:p>
          </table:table-cell>
          <table:table-cell table:formula="of:=DEC2HEX([.D44])" office:value-type="string" office:string-value="9639">
            <text:p>9639</text:p>
          </table:table-cell>
          <table:table-cell table:formula="of:=[.C44]-[.D15]" office:value-type="float" office:value="0">
            <text:p>0</text:p>
          </table:table-cell>
          <table:table-cell table:formula="of:=[.D44]-[.E15]" office:value-type="float" office:value="0">
            <text:p>0</text:p>
          </table:table-cell>
        </table:table-row>
        <table:table-row table:style-name="ro1">
          <table:table-cell/>
          <table:table-cell table:formula="of:=[.B44]+10" office:value-type="float" office:value="140">
            <text:p>140</text:p>
          </table:table-cell>
          <table:table-cell table:style-name="ce2" table:formula="of:=208.3*[.$B45]" office:value-type="float" office:value="29162">
            <text:p>29162</text:p>
          </table:table-cell>
          <table:table-cell table:formula="of:=-208.3*[.$B45]+65536" office:value-type="float" office:value="36374">
            <text:p>36374</text:p>
          </table:table-cell>
          <table:table-cell table:formula="of:=DEC2HEX([.C45])" office:value-type="string" office:string-value="71EA">
            <text:p>71EA</text:p>
          </table:table-cell>
          <table:table-cell table:formula="of:=DEC2HEX([.D45])" office:value-type="string" office:string-value="8E16">
            <text:p>8E16</text:p>
          </table:table-cell>
          <table:table-cell table:formula="of:=[.C45]-[.D16]" office:value-type="float" office:value="0">
            <text:p>0</text:p>
          </table:table-cell>
          <table:table-cell table:formula="of:=[.D45]-[.E16]" office:value-type="float" office:value="0">
            <text:p>0</text:p>
          </table:table-cell>
        </table:table-row>
        <table:table-row table:style-name="ro1">
          <table:table-cell/>
          <table:table-cell table:formula="of:=[.B45]+10" office:value-type="float" office:value="150">
            <text:p>150</text:p>
          </table:table-cell>
          <table:table-cell table:style-name="ce2" table:formula="of:=208.3*[.$B46]" office:value-type="float" office:value="31245">
            <text:p>31245</text:p>
          </table:table-cell>
          <table:table-cell table:formula="of:=-208.3*[.$B46]+65536" office:value-type="float" office:value="34291">
            <text:p>34291</text:p>
          </table:table-cell>
          <table:table-cell table:formula="of:=DEC2HEX([.C46])" office:value-type="string" office:string-value="7A0D">
            <text:p>7A0D</text:p>
          </table:table-cell>
          <table:table-cell table:formula="of:=DEC2HEX([.D46])" office:value-type="string" office:string-value="85F3">
            <text:p>85F3</text:p>
          </table:table-cell>
          <table:table-cell table:formula="of:=[.C46]-[.D17]" office:value-type="float" office:value="0">
            <text:p>0</text:p>
          </table:table-cell>
          <table:table-cell table:formula="of:=[.D46]-[.E17]" office:value-type="float" office:value="0">
            <text:p>0</text:p>
          </table:table-cell>
        </table:table-row>
        <table:table-row table:style-name="ro1">
          <table:table-cell/>
          <table:table-cell table:formula="of:=[.B46]+10" office:value-type="float" office:value="160">
            <text:p>160</text:p>
          </table:table-cell>
          <table:table-cell table:style-name="ce2" table:formula="of:=208.3*[.$B47]" office:value-type="float" office:value="33328">
            <text:p>33328</text:p>
          </table:table-cell>
          <table:table-cell table:formula="of:=-208.3*[.$B47]+65536" office:value-type="float" office:value="32208">
            <text:p>32208</text:p>
          </table:table-cell>
          <table:table-cell table:formula="of:=DEC2HEX([.C47])" office:value-type="string" office:string-value="8230">
            <text:p>8230</text:p>
          </table:table-cell>
          <table:table-cell table:formula="of:=DEC2HEX([.D47])" office:value-type="string" office:string-value="7DD0">
            <text:p>7DD0</text:p>
          </table:table-cell>
          <table:table-cell table:formula="of:=[.C47]-[.D18]" office:value-type="float" office:value="0">
            <text:p>0</text:p>
          </table:table-cell>
          <table:table-cell table:formula="of:=[.D47]-[.E18]" office:value-type="float" office:value="0">
            <text:p>0</text:p>
          </table:table-cell>
        </table:table-row>
        <table:table-row table:style-name="ro1">
          <table:table-cell/>
          <table:table-cell table:formula="of:=[.B47]+10" office:value-type="float" office:value="170">
            <text:p>170</text:p>
          </table:table-cell>
          <table:table-cell table:style-name="ce2" table:formula="of:=208.3*[.$B48]" office:value-type="float" office:value="35411">
            <text:p>35411</text:p>
          </table:table-cell>
          <table:table-cell table:formula="of:=-208.3*[.$B48]+65536" office:value-type="float" office:value="30125">
            <text:p>30125</text:p>
          </table:table-cell>
          <table:table-cell table:formula="of:=DEC2HEX([.C48])" office:value-type="string" office:string-value="8A53">
            <text:p>8A53</text:p>
          </table:table-cell>
          <table:table-cell table:formula="of:=DEC2HEX([.D48])" office:value-type="string" office:string-value="75AD">
            <text:p>75AD</text:p>
          </table:table-cell>
          <table:table-cell table:formula="of:=[.C48]-[.D19]" office:value-type="float" office:value="-5">
            <text:p>-5</text:p>
          </table:table-cell>
          <table:table-cell table:formula="of:=[.D48]-[.E19]" office:value-type="float" office:value="5">
            <text:p>5</text:p>
          </table:table-cell>
        </table:table-row>
        <table:table-row table:style-name="ro1">
          <table:table-cell/>
          <table:table-cell table:formula="of:=[.F19]" office:value-type="float" office:value="170.024003840615">
            <text:p>170.02</text:p>
          </table:table-cell>
          <table:table-cell table:style-name="ce2" table:formula="of:=208.3*[.$B49]" office:value-type="float" office:value="35416">
            <text:p>35416</text:p>
          </table:table-cell>
          <table:table-cell table:formula="of:=-208.3*[.$B49]+65536" office:value-type="float" office:value="30120">
            <text:p>30120</text:p>
          </table:table-cell>
          <table:table-cell table:formula="of:=DEC2HEX([.C49])" office:value-type="string" office:string-value="8A58">
            <text:p>8A58</text:p>
          </table:table-cell>
          <table:table-cell table:formula="of:=DEC2HEX([.D49])" office:value-type="string" office:string-value="75A8">
            <text:p>75A8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Tilt</text:p>
          </table:table-cell>
          <table:table-cell table:style-name="ce2" office:value-type="string">
            <text:p>hex Up</text:p>
          </table:table-cell>
          <table:table-cell office:value-type="string">
            <text:p>hex Down</text:p>
          </table:table-cell>
          <table:table-cell office:value-type="string">
            <text:p>Up</text:p>
          </table:table-cell>
          <table:table-cell office:value-type="string">
            <text:p>Down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0</text:p>
          </table:table-cell>
          <table:table-cell table:formula="of:=HEX2DEC([.C55])" office:value-type="float" office:value="0">
            <text:p>0</text:p>
          </table:table-cell>
          <table:table-cell table:formula="of:=HEX2DEC([.D55])" office:value-type="float" office:value="0">
            <text:p>0</text:p>
          </table:table-cell>
          <table:table-cell table:formula="of:=DEC2HEX([.H55])" office:value-type="string" office:string-value="0">
            <text:p>0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table:style-name="ce5" office:value-type="string">
            <text:p>0823</text:p>
          </table:table-cell>
          <table:table-cell table:style-name="ce5" office:value-type="string">
            <text:p>F7DD</text:p>
          </table:table-cell>
          <table:table-cell table:formula="of:=HEX2DEC([.C56])" office:value-type="float" office:value="2083">
            <text:p>2083</text:p>
          </table:table-cell>
          <table:table-cell table:formula="of:=HEX2DEC([.D56])" office:value-type="float" office:value="63453">
            <text:p>63453</text:p>
          </table:table-cell>
          <table:table-cell table:formula="of:=DEC2HEX([.H56])" office:value-type="string" office:string-value="F7DD">
            <text:p>F7DD</text:p>
          </table:table-cell>
          <table:table-cell table:formula="of:=([.B56]*-208.35)+(65536.6666666667)" office:value-type="float" office:value="63453.1666666667">
            <text:p>63453.17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float" office:value="20">
            <text:p>20</text:p>
          </table:table-cell>
          <table:table-cell table:style-name="ce5" office:value-type="float" office:value="1046">
            <text:p>1046</text:p>
          </table:table-cell>
          <table:table-cell table:style-name="ce5" office:value-type="string">
            <text:p>EFBA</text:p>
          </table:table-cell>
          <table:table-cell table:formula="of:=HEX2DEC([.C57])" office:value-type="float" office:value="4166">
            <text:p>4166</text:p>
          </table:table-cell>
          <table:table-cell table:formula="of:=HEX2DEC([.D57])" office:value-type="float" office:value="61370">
            <text:p>61370</text:p>
          </table:table-cell>
          <table:table-cell table:formula="of:=DEC2HEX([.H57])" office:value-type="string" office:string-value="EFB9">
            <text:p>EFB9</text:p>
          </table:table-cell>
          <table:table-cell table:formula="of:=([.B57]*-208.35)+(65536.6666666667)" office:value-type="float" office:value="61369.6666666667">
            <text:p>61369.67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table:style-name="ce5" office:value-type="float" office:value="1869">
            <text:p>1869</text:p>
          </table:table-cell>
          <table:table-cell table:style-name="ce5" office:value-type="string">
            <text:p>E796</text:p>
          </table:table-cell>
          <table:table-cell table:formula="of:=HEX2DEC([.C58])" office:value-type="float" office:value="6249">
            <text:p>6249</text:p>
          </table:table-cell>
          <table:table-cell table:formula="of:=HEX2DEC([.D58])" office:value-type="float" office:value="59286">
            <text:p>59286</text:p>
          </table:table-cell>
          <table:table-cell table:formula="of:=DEC2HEX([.H58])" office:value-type="string" office:string-value="E796">
            <text:p>E796</text:p>
          </table:table-cell>
          <table:table-cell table:formula="of:=([.B58]*-208.35)+(65536.6666666667)" office:value-type="float" office:value="59286.1666666667">
            <text:p>59286.17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5" office:value-type="string">
            <text:p>208C</text:p>
          </table:table-cell>
          <table:table-cell table:style-name="ce5"/>
          <table:table-cell table:formula="of:=HEX2DEC([.C59])" office:value-type="float" office:value="8332">
            <text:p>8332</text:p>
          </table:table-cell>
          <table:table-cell/>
          <table:table-cell table:formula="of:=DEC2HEX([.H59])" office:value-type="string" office:string-value="DF72">
            <text:p>DF72</text:p>
          </table:table-cell>
          <table:table-cell table:formula="of:=([.B59]*-208.35)+(65536.6666666667)" office:value-type="float" office:value="57202.6666666667">
            <text:p>57202.67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table:style-name="ce5" office:value-type="string">
            <text:p>28AF</text:p>
          </table:table-cell>
          <table:table-cell table:style-name="ce5"/>
          <table:table-cell table:formula="of:=HEX2DEC([.C60])" office:value-type="float" office:value="10415">
            <text:p>10415</text:p>
          </table:table-cell>
          <table:table-cell/>
          <table:table-cell table:formula="of:=DEC2HEX([.H60])" office:value-type="string" office:string-value="D74F">
            <text:p>D74F</text:p>
          </table:table-cell>
          <table:table-cell table:formula="of:=([.B60]*-208.35)+(65536.6666666667)" office:value-type="float" office:value="55119.1666666667">
            <text:p>55119.17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table:style-name="ce5" office:value-type="string">
            <text:p>30D2</text:p>
          </table:table-cell>
          <table:table-cell table:style-name="ce5"/>
          <table:table-cell table:formula="of:=HEX2DEC([.C61])" office:value-type="float" office:value="12498">
            <text:p>12498</text:p>
          </table:table-cell>
          <table:table-cell/>
          <table:table-cell table:formula="of:=DEC2HEX([.H61])" office:value-type="string" office:string-value="CF2B">
            <text:p>CF2B</text:p>
          </table:table-cell>
          <table:table-cell table:formula="of:=([.B61]*-208.35)+(65536.6666666667)" office:value-type="float" office:value="53035.6666666667">
            <text:p>53035.67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table:style-name="ce5" office:value-type="string">
            <text:p>38F5</text:p>
          </table:table-cell>
          <table:table-cell table:style-name="ce5"/>
          <table:table-cell table:formula="of:=HEX2DEC([.C62])" office:value-type="float" office:value="14581">
            <text:p>14581</text:p>
          </table:table-cell>
          <table:table-cell/>
          <table:table-cell table:formula="of:=DEC2HEX([.H62])" office:value-type="string" office:string-value="C708">
            <text:p>C708</text:p>
          </table:table-cell>
          <table:table-cell table:formula="of:=([.B62]*-208.35)+(65536.6666666667)" office:value-type="float" office:value="50952.1666666667">
            <text:p>50952.17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table:style-name="ce5" office:value-type="float" office:value="4118">
            <text:p>4118</text:p>
          </table:table-cell>
          <table:table-cell table:style-name="ce5"/>
          <table:table-cell table:formula="of:=HEX2DEC([.C63])" office:value-type="float" office:value="16664">
            <text:p>16664</text:p>
          </table:table-cell>
          <table:table-cell/>
          <table:table-cell table:formula="of:=DEC2HEX([.H63])" office:value-type="string" office:string-value="BEE4">
            <text:p>BEE4</text:p>
          </table:table-cell>
          <table:table-cell table:formula="of:=([.B63]*-208.35)+(65536.6666666667)" office:value-type="float" office:value="48868.6666666667">
            <text:p>48868.67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table:style-name="ce5" office:value-type="string">
            <text:p>493D</text:p>
          </table:table-cell>
          <table:table-cell table:style-name="ce5"/>
          <table:table-cell table:formula="of:=HEX2DEC([.C64])" office:value-type="float" office:value="18749">
            <text:p>18749</text:p>
          </table:table-cell>
          <table:table-cell/>
          <table:table-cell table:formula="of:=DEC2HEX([.H64])" office:value-type="string" office:string-value="B6C1">
            <text:p>B6C1</text:p>
          </table:table-cell>
          <table:table-cell table:formula="of:=([.B64]*-208.35)+(65536.6666666667)" office:value-type="float" office:value="46785.1666666667">
            <text:p>46785.17</text:p>
          </table:table-cell>
        </table:table-row>
        <table:table-row table:style-name="ro1" table:number-rows-repeated="4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office:value-type="string">
            <text:p>Some data suggest that up/down are flipped... certainly get the cameras to work that way.</text:p>
          </table:table-cell>
          <table:table-cell table:style-name="Default" table:number-columns-repeated="2"/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8" number:min-integer-digits="1"/>
    </number:number-style>
    <number:number-style style:name="N118">
      <number:number number:decimal-places="16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9" number:min-integer-digits="1"/>
    </number:number-style>
    <style:style style:name="Default" style:family="table-cell">
      <style:text-properties style:font-name-asian="文泉驛正黑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7">01/17/2012</text:date>, <text:time>15:3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opher Cornelius</meta:initial-creator>
    <meta:creation-date>2012-01-10T14:17:40</meta:creation-date>
    <dc:date>2012-01-17T15:36:56</dc:date>
    <dc:creator>Christopher Cornelius</dc:creator>
    <meta:editing-duration>PT03H04M06S</meta:editing-duration>
    <meta:editing-cycles>8</meta:editing-cycles>
    <meta:generator>OpenOffice.org/3.2$Unix OpenOffice.org_project/320m12$Build-9483</meta:generator>
    <meta:document-statistic meta:table-count="3" meta:cell-count="3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8" number:min-integer-digits="1"/>
    </number:number-style>
    <number:number-style style:name="N118">
      <number:number number:decimal-places="1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svg:stroke-color="#004586"/>
    </style:style>
    <style:style style:name="ch8" style:family="chart" style:data-style-name="N117"/>
    <style:style style:name="ch9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svg:stroke-color="#ff420e"/>
    </style:style>
    <style:style style:name="ch11" style:family="chart" style:data-style-name="N118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5cm" svg:height="15.44cm" xlink:href=".." chart:class="chart:scatter" chart:column-mapping="1" chart:style-name="ch1">
        <chart:legend chart:legend-position="end" svg:x="11.896cm" svg:y="6.549cm" chart:style-name="ch2"/>
        <chart:plot-area chart:style-name="ch3" table:cell-range-address="Sheet1.A3:Sheet1.A18 Sheet1.B2:Sheet1.C2 Sheet1.D3:Sheet1.E18" chart:data-source-has-labels="row" svg:x="0.286cm" svg:y="0.276cm" svg:width="12.345cm" svg:height="14.51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18" chart:label-cell-address="Sheet1.B2:Sheet1.B2" chart:class="chart:scatter">
            <chart:domain table:cell-range-address="Sheet1.A3:Sheet1.A18"/>
            <chart:regression-curve chart:style-name="ch7">
              <chart:equation chart:display-r-square="true" svg:x="3.32cm" svg:y="12.997cm" chart:style-name="ch8"/>
            </chart:regression-curve>
            <chart:data-point chart:repeated="16"/>
          </chart:series>
          <chart:series chart:style-name="ch9" chart:values-cell-range-address="Sheet1.E3:Sheet1.E18" chart:label-cell-address="Sheet1.C2:Sheet1.C2" chart:class="chart:scatter">
            <chart:regression-curve chart:style-name="ch10">
              <chart:equation chart:display-r-square="true" svg:x="1.818cm" svg:y="0.815cm" chart:style-name="ch11"/>
            </chart:regression-curve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2:Sheet1.B2">Left rotation</text:p>
              </table:table-cell>
              <table:table-cell office:value-type="string">
                <text:p text:id="Sheet1.C2:Sheet1.C2">Right rot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 text:id="Sheet1.A3:Sheet1.A18">10</text:p>
              </table:table-cell>
              <table:table-cell office:value-type="float" office:value="2083">
                <text:p text:id="Sheet1.D3:Sheet1.D18">2083</text:p>
              </table:table-cell>
              <table:table-cell office:value-type="float" office:value="63453">
                <text:p text:id="Sheet1.E3:Sheet1.E18">634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4166">
                <text:p>4166</text:p>
              </table:table-cell>
              <table:table-cell office:value-type="float" office:value="61370">
                <text:p>613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6249">
                <text:p>6249</text:p>
              </table:table-cell>
              <table:table-cell office:value-type="float" office:value="59287">
                <text:p>592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8332">
                <text:p>8332</text:p>
              </table:table-cell>
              <table:table-cell office:value-type="float" office:value="57204">
                <text:p>57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0415">
                <text:p>10415</text:p>
              </table:table-cell>
              <table:table-cell office:value-type="float" office:value="55121">
                <text:p>551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2498">
                <text:p>12498</text:p>
              </table:table-cell>
              <table:table-cell office:value-type="float" office:value="53038">
                <text:p>530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4581">
                <text:p>14581</text:p>
              </table:table-cell>
              <table:table-cell office:value-type="float" office:value="50955">
                <text:p>509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6664">
                <text:p>16664</text:p>
              </table:table-cell>
              <table:table-cell office:value-type="float" office:value="48872">
                <text:p>488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8747">
                <text:p>18747</text:p>
              </table:table-cell>
              <table:table-cell office:value-type="float" office:value="46789">
                <text:p>467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20830">
                <text:p>20830</text:p>
              </table:table-cell>
              <table:table-cell office:value-type="float" office:value="44706">
                <text:p>447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22913">
                <text:p>22913</text:p>
              </table:table-cell>
              <table:table-cell office:value-type="float" office:value="42623">
                <text:p>426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24996">
                <text:p>24996</text:p>
              </table:table-cell>
              <table:table-cell office:value-type="float" office:value="40540">
                <text:p>405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27079">
                <text:p>27079</text:p>
              </table:table-cell>
              <table:table-cell office:value-type="float" office:value="38457">
                <text:p>384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29162">
                <text:p>29162</text:p>
              </table:table-cell>
              <table:table-cell office:value-type="float" office:value="36374">
                <text:p>363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31245">
                <text:p>31245</text:p>
              </table:table-cell>
              <table:table-cell office:value-type="float" office:value="34291">
                <text:p>342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33328">
                <text:p>33328</text:p>
              </table:table-cell>
              <table:table-cell office:value-type="float" office:value="32208">
                <text:p>322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20">
      <number:number number:decimal-places="9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svg:stroke-color="#004586"/>
    </style:style>
    <style:style style:name="ch8" style:family="chart" style:data-style-name="N120"/>
    <style:style style:name="ch9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707cm" svg:height="12.69cm" xlink:href=".." chart:class="chart:scatter" chart:style-name="ch1">
        <chart:legend chart:legend-position="end" svg:x="10.331cm" svg:y="5.174cm" chart:style-name="ch2"/>
        <chart:plot-area chart:style-name="ch3" table:cell-range-address="Sheet1.B56:Sheet1.B63 Sheet1.E54:Sheet1.F54 Sheet1.E56:Sheet1.E63 Sheet1.F56:Sheet1.F58" chart:data-source-has-labels="row" svg:x="0.274cm" svg:y="0.253cm" svg:width="10.471cm" svg:height="11.92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56:Sheet1.E63" chart:label-cell-address="Sheet1.E54:Sheet1.E54" chart:class="chart:scatter">
            <chart:domain table:cell-range-address="Sheet1.B56:Sheet1.B63"/>
            <chart:regression-curve chart:style-name="ch7">
              <chart:equation chart:display-r-square="true" svg:x="2.167cm" svg:y="6.892cm" chart:style-name="ch8"/>
            </chart:regression-curve>
            <chart:data-point chart:repeated="8"/>
          </chart:series>
          <chart:series chart:style-name="ch9" chart:values-cell-range-address="Sheet1.F56:Sheet1.F58" chart:label-cell-address="Sheet1.F54:Sheet1.F54" chart:class="chart:scatter">
            <chart:domain table:cell-range-address="Sheet1.A56:Sheet1.A58"/>
            <chart:regression-curve chart:style-name="ch10">
              <chart:equation chart:display-r-square="true" svg:x="4.615cm" svg:y="0.498cm" chart:style-name="ch8"/>
            </chart:regression-curve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Sheet1.E54:Sheet1.E54">Up</text:p>
              </table:table-cell>
              <table:table-cell office:value-type="string">
                <text:p>Column A</text:p>
              </table:table-cell>
              <table:table-cell office:value-type="string">
                <text:p text:id="Sheet1.F54:Sheet1.F54">Dow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 text:id="Sheet1.B56:Sheet1.B63">10</text:p>
              </table:table-cell>
              <table:table-cell office:value-type="float" office:value="2083">
                <text:p text:id="Sheet1.E56:Sheet1.E63">2083</text:p>
              </table:table-cell>
              <table:table-cell office:value-type="float" office:value="-10">
                <text:p text:id="Sheet1.A56:Sheet1.A58">-10</text:p>
              </table:table-cell>
              <table:table-cell office:value-type="float" office:value="63453">
                <text:p text:id="Sheet1.F56:Sheet1.F58">634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4166">
                <text:p>4166</text:p>
              </table:table-cell>
              <table:table-cell office:value-type="float" office:value="-20">
                <text:p>-20</text:p>
              </table:table-cell>
              <table:table-cell office:value-type="float" office:value="61370">
                <text:p>613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6249">
                <text:p>6249</text:p>
              </table:table-cell>
              <table:table-cell office:value-type="float" office:value="-30">
                <text:p>-30</text:p>
              </table:table-cell>
              <table:table-cell office:value-type="float" office:value="59286">
                <text:p>59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8332">
                <text:p>83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0415">
                <text:p>104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2498">
                <text:p>124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4581">
                <text:p>145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6664">
                <text:p>166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